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bccc"/>
    </style:style>
    <style:style style:name="P2" style:family="paragraph" style:parent-style-name="Standard">
      <style:paragraph-properties fo:text-align="justify" style:justify-single-word="false"/>
      <style:text-properties officeooo:paragraph-rsid="000abccc"/>
    </style:style>
    <style:style style:name="P3" style:family="paragraph" style:parent-style-name="Standard" style:master-page-name="">
      <loext:graphic-properties draw:fill="none"/>
      <style:paragraph-properties fo:margin-left="4.3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tyle="italic" officeooo:paragraph-rsid="000abccc" style:font-style-asian="italic" style:font-style-complex="italic"/>
    </style:style>
    <style:style style:name="P4" style:family="paragraph" style:parent-style-name="Standard">
      <style:paragraph-properties fo:line-height="115%" fo:text-align="justify" style:justify-single-word="false"/>
      <style:text-properties officeooo:paragraph-rsid="000abccc"/>
    </style:style>
    <style:style style:name="T1" style:family="text">
      <style:text-properties officeooo:rsid="000ab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LARAÇÃO DE RESIDÊNCIA</text:p>
      <text:p text:style-name="P1"/>
      <text:p text:style-name="P4"><text:tab/>Eu, <text:span text:style-name="T1">OSMAR MENEZES DA SILVA</text:span>, CPF nº <text:span text:style-name="T1">095,064,307-64</text:span> RG nº <text:span text:style-name="T1">03093114426</text:span> Órgão Exped. <text:span text:style-name="T1">DETRAN-RJ</text:span>, telefone (<text:span text:style-name="T1">21</text:span>)<text:span text:style-name="T1">98178-6134</text:span>, na falta de documentos para comprovação de residência, em conformidade com o disposto na Lei 7.115, de 29 de agosto de 1983, DECLARO para os devidos fins, sob penas da Lei, ser residente e domiciliado no endereço <text:span text:style-name="T1">TRAVESSA DESCALVADO, 68 – MADUREIRA, RIO DE JANEIRO – RJ, CEP.: 21360-440</text:span>. Por ser verdade, firmo a presente declaração para que produza os efeitos legais, ciente de que a falsidade de seu conteúdo pode implicar na imputação de sanções civis, administrativas, bem como na sanção penal prevista no art. 299 do Código Penal, conforme transcrição abaixo: </text:p>
      <text:p text:style-name="P2"/>
      <text:p text:style-name="P3">Art. 299 – Omitir, em documento público ou particular, declaração que nele deveria constar, ou nele inserir ou fazer inserir declaração falsa ou diversa da que devia ser escrita, com o fim de prejudicar direito, criar obrigação ou alterar a verdade sobre o fato juridicamente relevante. Pena: reclusão de 1 (um) a 5 (cinco) anos e multa, se o documento é público e reclusão de 1 (um) a 3 (três) anos, se o documento é particular</text:p>
      <text:p text:style-name="P2"/>
      <text:p text:style-name="P2"/>
      <text:p text:style-name="P2"/>
      <text:p text:style-name="P2"/>
      <text:p text:style-name="P1"><text:span text:style-name="T1">Rio de Janeiro</text:span>, <text:span text:style-name="T1">22</text:span>/<text:span text:style-name="T1">01</text:span>/<text:span text:style-name="T1">2023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1:47:16.922815655</meta:creation-date>
    <meta:print-date>2023-01-22T12:05:12.680095541</meta:print-date>
    <dc:date>2023-01-22T12:11:23.591383582</dc:date>
    <meta:editing-duration>PT13M56S</meta:editing-duration>
    <meta:editing-cycles>1</meta:editing-cycles>
    <meta:document-statistic meta:table-count="0" meta:image-count="0" meta:object-count="0" meta:page-count="1" meta:paragraph-count="4" meta:word-count="189" meta:character-count="1161" meta:non-whitespace-character-count="971"/>
    <meta:generator>LibreOffice/7.3.7.2$Linux_X86_64 LibreOffice_project/30$Build-2</meta:generator>
  </office:meta>
</office:document-meta>
</file>